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627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565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9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.800000190734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8pt" fo:font-weight="bold" style:font-size-asian="18pt" style:font-weight-asian="bold" style:font-size-complex="18pt" style:font-weight-complex="normal"/>
    </style:style>
    <style:style style:name="P9" style:family="paragraph">
      <loext:graphic-properties draw:fill-color="#ffffff"/>
      <style:paragraph-properties fo:text-align="center"/>
      <style:text-properties fo:font-size="8pt" fo:font-weight="bold" style:font-size-asian="18pt" style:font-weight-asian="bold" style:font-size-complex="18pt" style:font-weight-complex="normal"/>
    </style:style>
    <style:style style:name="P10" style:family="paragraph">
      <style:paragraph-properties fo:text-align="center"/>
      <style:text-properties fo:font-size="8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style:use-window-font-color="true" fo:font-size="9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loext:graphic-properties draw:fill="none"/>
      <style:text-properties style:text-underline-style="solid" style:text-underline-width="auto" style:text-und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18pt" style:font-size-complex="18pt"/>
    </style:style>
    <style:style style:name="T1" style:family="text">
      <style:text-properties fo:font-size="10pt" fo:font-weight="normal" style:font-weight-asian="normal" style:font-weight-complex="normal"/>
    </style:style>
    <style:style style:name="T2" style:family="text">
      <style:text-properties fo:font-size="10pt"/>
    </style:style>
    <style:style style:name="T3" style:family="text">
      <style:text-properties fo:font-size="8pt" fo:font-weight="bold" style:font-size-asian="18pt" style:font-weight-asian="bold" style:font-size-complex="18pt" style:font-weight-complex="normal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style:use-window-font-color="true" fo:font-size="10pt" style:font-size-asian="10pt" style:font-size-complex="10pt"/>
    </style:style>
    <style:style style:name="T6" style:family="text">
      <style:text-properties style:use-window-font-color="true" fo:font-size="9pt" style:font-size-asian="10pt" style:font-size-complex="10pt"/>
    </style:style>
    <style:style style:name="T7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3" xml:id="id7" draw:id="id7" draw:layer="layout" svg:width="2.161cm" svg:height="1.143cm" svg:x="17.509cm" svg:y="25.355cm">
            <text:p text:style-name="P1"><text:span text:style-name="T1">Distribution</text:span></text:p>
            <text:p text:style-name="P1"><text:span text:style-name="T1">Chamber</text:span></text:p>
            <text:p text:style-name="P2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8" draw:id="id8">
            <draw:custom-shape draw:style-name="gr2" draw:text-style-name="P5" xml:id="id2" draw:id="id2" draw:layer="layout" svg:width="2.099cm" svg:height="1.143cm" svg:x="15.108cm" svg:y="21.332cm">
              <text:p text:style-name="P4"><text:span text:style-name="T2">Manhole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5" xml:id="id6" draw:id="id6" draw:layer="layout" svg:width="2.099cm" svg:height="1.143cm" svg:x="19.908cm" svg:y="21.332cm">
              <text:p text:style-name="P4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5" xml:id="id4" draw:id="id4" draw:layer="layout" svg:width="2.099cm" svg:height="1.143cm" svg:x="17.509cm" svg:y="21.332cm">
              <text:p text:style-name="P4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5" xml:id="id1" draw:id="id1" draw:layer="layout" svg:width="2.081cm" svg:height="1.143cm" svg:x="15.127cm" svg:y="23.175cm">
              <text:p text:style-name="P4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xml:id="id3" draw:id="id3" draw:layer="layout" svg:width="2.081cm" svg:height="1.143cm" svg:x="17.508cm" svg:y="23.175cm">
              <text:p text:style-name="P4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xml:id="id5" draw:id="id5" draw:layer="layout" svg:width="2.081cm" svg:height="1.143cm" svg:x="19.927cm" svg:y="23.175cm">
              <text:p text:style-name="P4"><text:span text:style-name="T2">Predefined</text:span></text:p>
              <text:p text:style-name="P4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6" draw:layer="layout" svg:width="7.299cm" svg:height="3.4cm" svg:x="14.909cm" svg:y="21.0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7" draw:layer="layout" draw:type="line" svg:x1="16.169cm" svg:y1="23.175cm" svg:x2="16.158cm" svg:y2="22.475cm" draw:start-shape="id1" draw:start-glue-point="4" draw:end-shape="id2" svg:d="M16169 23175l-11-700" svg:viewBox="0 0 12 701">
              <text:p/>
            </draw:connector>
            <draw:connector draw:style-name="gr5" draw:text-style-name="P7" draw:layer="layout" draw:type="line" svg:x1="18.55cm" svg:y1="23.175cm" svg:x2="18.559cm" svg:y2="22.475cm" draw:start-shape="id3" draw:start-glue-point="4" draw:end-shape="id4" draw:end-glue-point="2" svg:d="M18550 23175l9-700" svg:viewBox="0 0 10 701">
              <text:p/>
            </draw:connector>
            <draw:connector draw:style-name="gr5" draw:text-style-name="P7" draw:layer="layout" draw:type="line" svg:x1="20.969cm" svg:y1="23.175cm" svg:x2="20.958cm" svg:y2="22.475cm" draw:start-shape="id5" draw:start-glue-point="4" draw:end-shape="id6" draw:end-glue-point="2" svg:d="M20969 23175l-11-700" svg:viewBox="0 0 12 701">
              <text:p/>
            </draw:connector>
          </draw:g>
          <draw:connector draw:style-name="gr5" draw:text-style-name="P7" draw:layer="layout" draw:type="line" svg:x1="18.59cm" svg:y1="25.355cm" svg:x2="18.559cm" svg:y2="24.475cm" draw:start-shape="id7" draw:start-glue-point="0" draw:end-shape="id8" svg:d="M18590 25355l-31-880" svg:viewBox="0 0 32 881">
            <text:p/>
          </draw:connector>
          <draw:g>
            <draw:custom-shape draw:style-name="gr6" draw:text-style-name="P9" xml:id="id15" draw:id="id15" draw:layer="layout" svg:width="2.099cm" svg:height="1.143cm" svg:x="9.193cm" svg:y="25.408cm">
              <text:p text:style-name="P8"><text:span text:style-name="T3">FlowSegment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g xml:id="id16" draw:id="id16">
              <draw:custom-shape draw:style-name="gr2" draw:text-style-name="P5" xml:id="id10" draw:id="id10" draw:layer="layout" svg:width="2.099cm" svg:height="1.143cm" svg:x="6.786cm" svg:y="21.294cm">
                <text:p text:style-name="P4"><text:span text:style-name="T2">Drain Line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" draw:text-style-name="P5" xml:id="id14" draw:id="id14" draw:layer="layout" svg:width="2.099cm" svg:height="1.143cm" svg:x="11.586cm" svg:y="21.294cm">
                <text:p text:style-name="P4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" draw:text-style-name="P5" xml:id="id12" draw:id="id12" draw:layer="layout" svg:width="2.099cm" svg:height="1.143cm" svg:x="9.187cm" svg:y="21.294cm">
                <text:p text:style-name="P4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3" draw:text-style-name="P5" xml:id="id9" draw:id="id9" draw:layer="layout" svg:width="2.081cm" svg:height="1.143cm" svg:x="6.805cm" svg:y="23.137cm">
                <text:p text:style-name="P4"><text:span text:style-name="T2">Obj type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xml:id="id11" draw:id="id11" draw:layer="layout" svg:width="2.081cm" svg:height="1.143cm" svg:x="9.186cm" svg:y="23.137cm">
                <text:p text:style-name="P4"><text:span text:style-name="T2">classification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xml:id="id13" draw:id="id13" draw:layer="layout" svg:width="2.081cm" svg:height="1.143cm" svg:x="11.605cm" svg:y="23.137cm">
                <text:p text:style-name="P4"><text:span text:style-name="T2">Predefined</text:span></text:p>
                <text:p text:style-name="P4"><text:span text:style-name="T2">type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6" draw:layer="layout" svg:width="7.299cm" svg:height="3.4cm" svg:x="6.587cm" svg:y="21.037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onnector draw:style-name="gr5" draw:text-style-name="P7" draw:layer="layout" draw:type="line" svg:x1="7.847cm" svg:y1="23.137cm" svg:x2="7.836cm" svg:y2="22.437cm" draw:start-shape="id9" draw:start-glue-point="4" draw:end-shape="id10" svg:d="M7847 23137l-11-700" svg:viewBox="0 0 12 701">
                <text:p/>
              </draw:connector>
              <draw:connector draw:style-name="gr5" draw:text-style-name="P7" draw:layer="layout" draw:type="line" svg:x1="10.228cm" svg:y1="23.137cm" svg:x2="10.237cm" svg:y2="22.437cm" draw:start-shape="id11" draw:start-glue-point="4" draw:end-shape="id12" draw:end-glue-point="2" svg:d="M10228 23137l9-700" svg:viewBox="0 0 10 701">
                <text:p/>
              </draw:connector>
              <draw:connector draw:style-name="gr5" draw:text-style-name="P7" draw:layer="layout" draw:type="line" svg:x1="12.647cm" svg:y1="23.137cm" svg:x2="12.636cm" svg:y2="22.437cm" draw:start-shape="id13" draw:start-glue-point="4" draw:end-shape="id14" draw:end-glue-point="2" svg:d="M12647 23137l-11-700" svg:viewBox="0 0 12 701">
                <text:p/>
              </draw:connector>
            </draw:g>
            <draw:connector draw:style-name="gr5" draw:text-style-name="P7" draw:layer="layout" draw:type="line" svg:x1="10.243cm" svg:y1="25.408cm" svg:x2="10.237cm" svg:y2="24.437cm" draw:start-shape="id15" draw:start-glue-point="0" draw:end-shape="id16" svg:d="M10243 25408l-6-971" svg:viewBox="0 0 7 972">
              <text:p/>
            </draw:connector>
            <draw:custom-shape draw:style-name="gr2" draw:text-style-name="P5" draw:layer="layout" svg:width="2.099cm" svg:height="1.143cm" svg:x="9.254cm" svg:y="34.401cm">
              <text:p text:style-name="P4"><text:span text:style-name="T2">Invert </text:span></text:p>
              <text:p text:style-name="P4"><text:span text:style-name="T2">Elevatio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7" draw:layer="layout" draw:type="line" svg:x1="26.912cm" svg:y1="25.355cm" svg:x2="26.886cm" svg:y2="24.33cm" svg:d="M26912 25355l-26-1025" svg:viewBox="0 0 27 1026">
              <text:p/>
            </draw:connector>
            <draw:connector draw:style-name="gr5" draw:text-style-name="P7" draw:layer="layout" draw:type="line" svg:x1="26.908cm" svg:y1="26.533cm" svg:x2="26.935cm" svg:y2="28.051cm" svg:d="M26908 26533l27 1518" svg:viewBox="0 0 28 1519">
              <text:p/>
            </draw:connector>
            <draw:custom-shape draw:style-name="gr2" draw:text-style-name="P5" draw:layer="layout" svg:width="2.099cm" svg:height="1.143cm" svg:x="25.951cm" svg:y="34.274cm">
              <text:p text:style-name="P4"><text:span text:style-name="T2">Invert </text:span></text:p>
              <text:p text:style-name="P4"><text:span text:style-name="T2">Elevatio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7" draw:layer="layout" draw:type="lines" svg:x1="9.194cm" svg:y1="25.979cm" svg:x2="8.346cm" svg:y2="29.393cm" draw:start-shape="id15" draw:start-glue-point="3" svg:d="M9194 25979h-541l-307 3414" svg:viewBox="0 0 849 3415">
              <text:p/>
            </draw:connector>
            <draw:custom-shape draw:style-name="gr7" draw:text-style-name="P11" draw:layer="layout" svg:width="2.226cm" svg:height="1.143cm" svg:x="22.142cm" svg:y="31.988cm">
              <text:p text:style-name="P10"><text:span text:style-name="T4">Distance &gt; 1500 </text:span></text:p>
              <text:p text:style-name="P10"><text:span text:style-name="T4">to &lt;= 600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1" draw:layer="layout" svg:width="2.226cm" svg:height="1.143cm" svg:x="22.142cm" svg:y="30.464cm">
              <text:p text:style-name="P10"><text:span text:style-name="T4">Distance &gt;= 500 </text:span></text:p>
              <text:p text:style-name="P10"><text:span text:style-name="T4">to &lt;= 150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5" draw:layer="layout" svg:width="2.099cm" svg:height="1.143cm" svg:x="16.68cm" svg:y="30.591cm">
              <text:p text:style-name="P4"><text:span text:style-name="T2">Tumbling</text:span></text:p>
              <text:p text:style-name="P4"><text:span text:style-name="T2">Ba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5" draw:layer="layout" svg:width="2.099cm" svg:height="1.143cm" svg:x="16.68cm" svg:y="31.988cm">
              <text:p text:style-name="P4"><text:span text:style-name="T2">Backdrop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8" draw:text-style-name="P12" draw:layer="layout" svg:width="3.81cm" svg:height="2.513cm" svg:x="12.561cm" svg:y="24.72cm">
            <text:p text:style-name="P4"><text:span text:style-name="T5">Is Collide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7" draw:layer="layout" svg:x1="17.514cm" svg:y1="25.99cm" svg:x2="16.371cm" svg:y2="25.99cm">
            <text:p/>
          </draw:line>
          <draw:line draw:style-name="gr5" draw:text-style-name="P7" draw:layer="layout" svg:x1="12.561cm" svg:y1="25.99cm" svg:x2="11.291cm" svg:y2="25.99cm">
            <text:p/>
          </draw:line>
          <draw:g>
            <draw:custom-shape draw:style-name="gr6" draw:text-style-name="P11" draw:layer="layout" svg:width="2.099cm" svg:height="1.143cm" svg:x="25.766cm" svg:y="25.355cm">
              <text:p text:style-name="P10"><text:span text:style-name="T4">FlowSegment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line draw:style-name="gr5" draw:text-style-name="P7" draw:layer="layout" svg:x1="24.499cm" svg:y1="25.99cm" svg:x2="25.769cm" svg:y2="25.99cm">
            <text:p/>
          </draw:line>
          <draw:custom-shape draw:style-name="gr8" draw:text-style-name="P13" draw:layer="layout" svg:width="3.81cm" svg:height="2.513cm" svg:x="20.689cm" svg:y="24.747cm">
            <text:p text:style-name="P4"><text:span text:style-name="T6">Is Collided</text:span></text:p>
            <text:p text:style-name="P4"><text:span text:style-name="T6"/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7" draw:layer="layout" svg:x1="19.673cm" svg:y1="25.99cm" svg:x2="20.689cm" svg:y2="25.99cm">
            <text:p/>
          </draw:line>
          <draw:g>
            <draw:custom-shape draw:style-name="gr2" draw:text-style-name="P5" xml:id="id18" draw:id="id18" draw:layer="layout" svg:width="2.099cm" svg:height="1.143cm" svg:x="23.298cm" svg:y="21.196cm">
              <text:p text:style-name="P14"><text:span text:style-name="T2">Public </text:span></text:p>
              <text:p text:style-name="P14"><text:span text:style-name="T2">Sewer</text:span></text:p>
              <text:p text:style-name="P14"><text:span text:style-name="T2"/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5" xml:id="id22" draw:id="id22" draw:layer="layout" svg:width="2.099cm" svg:height="1.143cm" svg:x="28.098cm" svg:y="21.196cm">
              <text:p text:style-name="P4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5" xml:id="id20" draw:id="id20" draw:layer="layout" svg:width="2.099cm" svg:height="1.143cm" svg:x="25.699cm" svg:y="21.196cm">
              <text:p text:style-name="P4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5" xml:id="id17" draw:id="id17" draw:layer="layout" svg:width="2.081cm" svg:height="1.143cm" svg:x="23.317cm" svg:y="23.039cm">
              <text:p text:style-name="P4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xml:id="id19" draw:id="id19" draw:layer="layout" svg:width="2.081cm" svg:height="1.143cm" svg:x="25.698cm" svg:y="23.039cm">
              <text:p text:style-name="P4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xml:id="id21" draw:id="id21" draw:layer="layout" svg:width="2.081cm" svg:height="1.143cm" svg:x="28.117cm" svg:y="23.039cm">
              <text:p text:style-name="P4"><text:span text:style-name="T2">Predefined</text:span></text:p>
              <text:p text:style-name="P4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6" draw:layer="layout" svg:width="7.299cm" svg:height="3.4cm" svg:x="23.099cm" svg:y="20.93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7" draw:layer="layout" draw:type="line" svg:x1="24.359cm" svg:y1="23.039cm" svg:x2="24.348cm" svg:y2="22.339cm" draw:start-shape="id17" draw:start-glue-point="4" draw:end-shape="id18" svg:d="M24359 23039l-11-700" svg:viewBox="0 0 12 701">
              <text:p/>
            </draw:connector>
            <draw:connector draw:style-name="gr5" draw:text-style-name="P7" draw:layer="layout" draw:type="line" svg:x1="26.74cm" svg:y1="23.039cm" svg:x2="26.749cm" svg:y2="22.339cm" draw:start-shape="id19" draw:start-glue-point="4" draw:end-shape="id20" draw:end-glue-point="2" svg:d="M26740 23039l9-700" svg:viewBox="0 0 10 701">
              <text:p/>
            </draw:connector>
            <draw:connector draw:style-name="gr5" draw:text-style-name="P7" draw:layer="layout" draw:type="line" svg:x1="29.159cm" svg:y1="23.039cm" svg:x2="29.148cm" svg:y2="22.339cm" draw:start-shape="id21" draw:start-glue-point="4" draw:end-shape="id22" draw:end-glue-point="2" svg:d="M29159 23039l-11-700" svg:viewBox="0 0 12 701">
              <text:p/>
            </draw:connector>
          </draw:g>
        </draw:g>
        <draw:custom-shape draw:style-name="gr8" draw:text-style-name="P12" draw:layer="layout" svg:width="3.81cm" svg:height="2.513cm" svg:x="8.366cm" svg:y="28.078cm">
          <text:p text:style-name="P4"><text:span text:style-name="T5">Get Invert</text:span></text:p>
          <text:p text:style-name="P4"><text:span text:style-name="T5">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0.271cm" svg:y1="30.591cm" svg:x2="10.271cm" svg:y2="34.401cm">
          <text:p/>
        </draw:line>
        <draw:line draw:style-name="gr5" draw:text-style-name="P7" draw:layer="layout" svg:x1="11.287cm" svg:y1="34.909cm" svg:x2="21.193cm" svg:y2="34.909cm">
          <text:p/>
        </draw:line>
        <draw:custom-shape draw:style-name="gr8" draw:text-style-name="P12" draw:layer="layout" svg:width="3.81cm" svg:height="2.513cm" svg:x="25.003cm" svg:y="28.051cm">
          <text:p text:style-name="P4"><text:span text:style-name="T5">Get Invert</text:span></text:p>
          <text:p text:style-name="P4"><text:span text:style-name="T5">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26.908cm" svg:y1="30.591cm" svg:x2="26.908cm" svg:y2="34.274cm">
          <text:p/>
        </draw:line>
        <draw:custom-shape draw:style-name="gr8" draw:text-style-name="P12" draw:layer="layout" svg:width="3.81cm" svg:height="2.513cm" svg:x="21.193cm" svg:y="33.666cm">
          <text:p text:style-name="P4"><text:span text:style-name="T5">Get distance</text:span></text:p>
          <text:p text:style-name="P4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2" draw:layer="layout" svg:width="3.81cm" svg:height="2.513cm" svg:x="12.811cm" svg:y="28.051cm">
          <text:p text:style-name="P4"><text:span text:style-name="T5">Is 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2.811cm" svg:y1="29.321cm" svg:x2="10.271cm" svg:y2="26.527cm">
          <text:p/>
        </draw:line>
        <draw:line draw:style-name="gr5" draw:text-style-name="P7" draw:layer="layout" svg:x1="16.621cm" svg:y1="29.321cm" svg:x2="18.653cm" svg:y2="26.527cm">
          <text:p/>
        </draw:line>
        <draw:frame draw:style-name="gr9" draw:text-style-name="P16" draw:layer="layout" svg:width="1.264cm" svg:height="0.646cm" svg:x="14.087cm" svg:y="27.532cm">
          <draw:text-box>
            <text:p text:style-name="P15"><text:span text:style-name="T8">AND</text:span></text:p>
          </draw:text-box>
        </draw:frame>
        <draw:line draw:style-name="gr5" draw:text-style-name="P7" draw:layer="layout" svg:x1="25.892cm" svg:y1="34.909cm" svg:x2="25.003cm" svg:y2="34.909cm">
          <text:p/>
        </draw:line>
        <draw:line draw:style-name="gr10" draw:text-style-name="P7" draw:layer="layout" svg:x1="23.098cm" svg:y1="33.639cm" svg:x2="25.384cm" svg:y2="33.639cm">
          <text:p/>
        </draw:line>
        <draw:line draw:style-name="gr10" draw:text-style-name="P7" draw:layer="layout" svg:x1="25.384cm" svg:y1="33.639cm" svg:x2="25.384cm" svg:y2="30.972cm">
          <text:p/>
        </draw:line>
        <draw:line draw:style-name="gr5" draw:text-style-name="P7" draw:layer="layout" svg:x1="25.384cm" svg:y1="30.972cm" svg:x2="24.368cm" svg:y2="30.972cm">
          <text:p/>
        </draw:line>
        <draw:line draw:style-name="gr5" draw:text-style-name="P7" draw:layer="layout" svg:x1="25.384cm" svg:y1="32.496cm" svg:x2="24.368cm" svg:y2="32.496cm">
          <text:p/>
        </draw:line>
        <draw:custom-shape draw:style-name="gr3" draw:text-style-name="P11" draw:layer="layout" svg:width="2.081cm" svg:height="1.143cm" svg:x="19.414cm" svg:y="30.464cm">
          <text:p text:style-name="P10"><text:span text:style-name="T4">Corresponding</text:span></text:p>
          <text:p text:style-name="P10"><text:span text:style-name="T4">Element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2.081cm" svg:height="1.143cm" svg:x="19.414cm" svg:y="32.115cm">
          <text:p text:style-name="P17"><text:span text:style-name="T4">Corresponding</text:span></text:p>
          <text:p text:style-name="P10"><text:span text:style-name="T4">Element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209cm" svg:y1="32.623cm" svg:x2="21.447cm" svg:y2="32.623cm">
          <text:p/>
        </draw:line>
        <draw:line draw:style-name="gr5" draw:text-style-name="P7" draw:layer="layout" svg:x1="22.082cm" svg:y1="31.099cm" svg:x2="21.447cm" svg:y2="31.099cm">
          <text:p/>
        </draw:line>
        <draw:line draw:style-name="gr5" draw:text-style-name="P7" draw:layer="layout" svg:x1="19.415cm" svg:y1="31.099cm" svg:x2="18.78cm" svg:y2="31.099cm">
          <text:p/>
        </draw:line>
        <draw:line draw:style-name="gr5" draw:text-style-name="P7" draw:layer="layout" svg:x1="19.415cm" svg:y1="32.623cm" svg:x2="18.78cm" svg:y2="32.623cm">
          <text:p/>
        </draw:line>
        <draw:line draw:style-name="gr10" draw:text-style-name="P7" draw:layer="layout" svg:x1="16.748cm" svg:y1="32.496cm" svg:x2="14.716cm" svg:y2="32.496cm">
          <text:p/>
        </draw:line>
        <draw:line draw:style-name="gr5" draw:text-style-name="P7" draw:layer="layout" svg:x1="14.716cm" svg:y1="32.496cm" svg:x2="14.716cm" svg:y2="30.591cm">
          <text:p/>
        </draw:line>
        <draw:line draw:style-name="gr10" draw:text-style-name="P7" draw:layer="layout" svg:x1="16.748cm" svg:y1="31.226cm" svg:x2="14.716cm" svg:y2="31.2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00:33.131000000</meta:creation-date>
    <dc:date>2019-01-15T18:22:40.320000000</dc:date>
    <meta:editing-duration>PT1H48M33S</meta:editing-duration>
    <meta:editing-cycles>3</meta:editing-cycles>
    <meta:generator>LibreOffice/6.0.3.2$Windows_X86_64 LibreOffice_project/8f48d515416608e3a835360314dac7e47fd0b821</meta:generator>
    <meta:document-statistic meta:object-count="80"/>
  </office:meta>
</office:document-meta>
</file>